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Vogue Photobooth LED Enclosure rental Portola Hills</text:span></text:p>
      <text:p text:style-name="P2"/>
      <text:p text:style-name="P3">You may rent a photo booth for your unique occasion! We are based in Laguna Beach, California, and are happy to go anywhere in Laguna beach and yellowish-brown County to ensure your issue is spectacular. A photo booth is an excellent showing off to be credited with bustle to your event! A photo booth can intensify any event, including weddings, bar/bat mitzvahs, proms, graduations, birthday parties, anniversaries, quinceaeras, and lovable 16. We moreover provide photo booth rentals for business undertakings such as Christmas parties, fundraisers, and all in between. There is nothing more daring than a photo booth to create your celebration unique! afterward our experience taking into account photo booths, you are sure to occupy the most extreme, personal, intimate, and amusing photos. We allow within your means photo booth rentals for weddings, bar/bat mitzvahs, proms, graduations, birthday parties, anniversaries, quinceaeras, delightful 16 celebrations, corporate events, and community goings-on in Laguna seashore and surrounding regions. events in the Laguna Beach, Anaheim, Corona Del Mar, Costa Mesa, Dana Point, Huntington Beach, Irvine, Laguna Beach, Laguna Niguel, Long Beach, Newport Beach, Tustin, and adjacent regions Bring your next concern to animatronics in Laguna seashore afterward a very customisable photo booth that provides the ultimate experience. The 360 Photo Booth Experience at Laguna Beach. Whether you're getting married or hosting a event event or party, our personalized booths will increase some activity to your celebration with your entourage, family, and friends.Experience the thrill of a bespoke photo booth assistance that meets your individual needs. We tolerate that all situation is unique, and we use our professional experience to get knowledge and experience. Although we are situated in Long Beach, we now facilitate Los Angeles, orangey County, San Diego, and Phoenix, and we are fervent to travel! 360 Photo Booth is Laguna Niguel's leading photo booth rental company. We allow a seamless first-class relieve to every of our clients and ensure that we will exceed every expectations for any special occasion, such as your wedding, birthday party, company or corporate party, theoretical dance, bridal shower, etc. We provide each unique occasion similar to full and personalized packages, high-quality photo booths, bespoke photo designs, capable personnel, dependable attendants, and reasonably priced and transparent pricing to pay for an unforgettable experience. We provide every consumers and clients later an amazing experience that includes the greatest assistance at a reasonably priced price. Our contact air booth is one of a kind, allowing guests to accommodate up to ten individuals in a photo subsequent to a specifically made logo.Hello, partygoers! This event, held in Laguna Canyon, abandoned a stone's throw from Laguna Beach, was nothing sudden of spectacular. fortunate Frog Photo Booth photographed the event upon a rooftop terrace gone a sleek and relaxing ambiance. Music pulsed. People danced. connections and couples moved easily in the middle of the bar, dance floor, and portray booth. It was a thrilling experience all around, but the 360 photo booth stole the show. Jim and Fiona made a wise choice! {} Imagine fortunate Frog's architecture and design beauty and rambling canyon pathways as the breathtaking environment for 360-degree photo booth images. James and Liz sought for the greatest 360 photo booth rental in Laguna Beach, and we surpassed their expectations. The photo booth created an fascinating aerate where all smile and pose became a treasured souvenir, transforming tiny moments into unforgettable memories.The fortunate Frog photo booth rental provided a broadcast for spontaneous organization photographs and dance-offs... From interactive sketches to burning embraces... Our items range from innovative masquerade masks to quirky placards. Guests brought their personality to each frame, and every detail was recorded. The laughter grew in tandem next the prints. The 360 characterize booth immediately became the main point of the event. fortunate Frog photo booth rental continues to stand out every mature subsequently cutting-edge technology and one-of-a-kind features.The 360 photo booth not only managed to appropriate static moments but as well as increased the speed of the event. Its capability to spin and lp the entire image insured that no subtlety and no dance move, and no gruff burst of laughter went undetected. What's the result? A total visual cd of the best raves, captured from various perspectives.Whether you're organizing a wedding, corporate event, or celebration, our 360 photo booth will find the money for an unforgettable experience. create your moments unforgettable. fortunate Frog photo booth rental offers 360-degree photo booth rentals in Laguna Beach.</text:p>
      <text:p text:style-name="P8"><text:span text:style-name="T2">RELEVANT KEYWORDS</text:span></text:p>
      <text:p text:style-name="P1">The list of keywords we used to create this document :</text:p>
      <text:p text:style-name="P1"/>
      <text:p text:style-name="P3">Vogue Photobooth LED Enclosure rental Dana Point,Vogue Photobooth LED Enclosure rental Portola Hills</text:p>
      <text:p text:style-name="P9"><text:span text:style-name="T2">RECOMMENDED RESOURCES</text:span></text:p>
      <text:p text:style-name="P1">The list of resources and links we recommend you visit :</text:p>
      <text:p text:style-name="P1"/>
      <text:p text:style-name="P1"><text:a xlink:type="simple" xlink:href="https://docs.google.com/document/d/1xd--CMxgA1WJZRd0YwwUa2q6pcqut3ytlUdX0Yo3MsU/edit?usp=sharing" text:style-name="ListLabel_20_1" text:visited-style-name="ListLabel_20_1"><text:span text:style-name="T3">Vogue Photobooth LED Enclosure rental Dana Point</text:span></text:a></text:p>
      <text:p text:style-name="P1"><text:a xlink:type="simple" xlink:href="https://docs.google.com/document/d/1xd--CMxgA1WJZRd0YwwUa2q6pcqut3ytlUdX0Yo3MsU/pub" text:style-name="ListLabel_20_1" text:visited-style-name="ListLabel_20_1"><text:span text:style-name="T3">Vogue Photobooth LED Enclosure rental Dana Point pub</text:span></text:a></text:p>
      <text:p text:style-name="P1"><text:a xlink:type="simple" xlink:href="https://docs.google.com/document/d/1xd--CMxgA1WJZRd0YwwUa2q6pcqut3ytlUdX0Yo3MsU/view" text:style-name="ListLabel_20_1" text:visited-style-name="ListLabel_20_1"><text:span text:style-name="T3">Vogue Photobooth LED Enclosure rental Dana Point view</text:span></text:a></text:p>
      <text:p text:style-name="P1"><text:a xlink:type="simple" xlink:href="https://sites.google.com/view/lagunabeachphotoboothrentals/home" text:style-name="ListLabel_20_1" text:visited-style-name="ListLabel_20_1"><text:span text:style-name="T3">VOGUE photo booth rental Laguna Beach</text:span></text:a></text:p>
      <text:p text:style-name="P1"><text:a xlink:type="simple" xlink:href="https://drive.google.com/drive/folders/1yxYS_4ceHwKGfdc1wlzYc8Fs4q0ohWXz?usp=sharing" text:style-name="ListLabel_20_1" text:visited-style-name="ListLabel_20_1"><text:span text:style-name="T3">VOGUE photo booth rental Laguna Beach</text:span></text:a></text:p>
      <text:p text:style-name="P1"><text:a xlink:type="simple" xlink:href="https://news.google.com/rss/search?q=photobooth" text:style-name="ListLabel_20_1" text:visited-style-name="ListLabel_20_1"><text:span text:style-name="T3">VOGUE photo booth rental Laguna Beach</text:span></text:a></text:p>
      <text:p text:style-name="P1"><text:a xlink:type="simple" xlink:href="https://drive.google.com/drive/folders/1saPXrHM-n-1Zzdwx1YaqoxtRTd2r0iy4?usp=sharing" text:style-name="ListLabel_20_1" text:visited-style-name="ListLabel_20_1"><text:span text:style-name="T3">VOGUE photo booth rental Laguna Beach Articles</text:span></text:a></text:p>
      <text:p text:style-name="P1"><text:a xlink:type="simple" xlink:href="https://drive.google.com/drive/folders/1SDu5fQgub0zjow1c0kdZwIbXpFlr6ZAT?usp=sharing" text:style-name="ListLabel_20_1" text:visited-style-name="ListLabel_20_1"><text:span text:style-name="T3">VOGUE photo booth rental Laguna Beach Photos</text:span></text:a></text:p>
      <text:p text:style-name="P1"><text:a xlink:type="simple" xlink:href="https://drive.google.com/drive/folders/1oeNl5RSgHKZSR9IbvqBsrjmGb4FmZjzn?usp=sharing" text:style-name="ListLabel_20_1" text:visited-style-name="ListLabel_20_1"><text:span text:style-name="T3">VOGUE photo booth rental Laguna Beach PDFs</text:span></text:a></text:p>
      <text:p text:style-name="P1"><text:a xlink:type="simple" xlink:href="https://drive.google.com/drive/folders/1Li4J-iIfoJpZg4EqP7teKln7-bCRAUE7?usp=sharing" text:style-name="ListLabel_20_1" text:visited-style-name="ListLabel_20_1"><text:span text:style-name="T3">VOGUE photo booth rental Laguna Beach Slides</text:span></text:a></text:p>
      <text:p text:style-name="P1"><text:a xlink:type="simple" xlink:href="https://drive.google.com/file/d/1m6Rnj9XvD5NNNmDvliPmAtzH8E6bqYv3/view?usp=sharing" text:style-name="ListLabel_20_1" text:visited-style-name="ListLabel_20_1"><text:span text:style-name="T3">VOGUE photo booth rental Laguna Beach</text:span></text:a></text:p>
      <text:p text:style-name="P1"><text:a xlink:type="simple" xlink:href="https://drive.google.com/file/d/17axxFolsR1QvM-2HIaS24tTNzR7F7Xog/view?usp=sharing" text:style-name="ListLabel_20_1" text:visited-style-name="ListLabel_20_1"><text:span text:style-name="T3">VOGUE photo booth rental Laguna Beach</text:span></text:a></text:p>
      <text:p text:style-name="P1"><text:a xlink:type="simple" xlink:href="https://drive.google.com/file/d/1Aj_cfvu535X22jSPrPhGpgqoFqsuf-ZS/view?usp=sharing" text:style-name="ListLabel_20_1" text:visited-style-name="ListLabel_20_1"><text:span text:style-name="T3">VOGUE photo booth rental Laguna Beach</text:span></text:a></text:p>
      <text:p text:style-name="P1"><text:a xlink:type="simple" xlink:href="https://drive.google.com/file/d/1Bg5yTdV_aVcVfeLKuYl-KLRjaqj_2pb8/view?usp=sharing" text:style-name="ListLabel_20_1" text:visited-style-name="ListLabel_20_1"><text:span text:style-name="T3">VOGUE photo booth rental Laguna Beach</text:span></text:a></text:p>
      <text:p text:style-name="P1"><text:a xlink:type="simple" xlink:href="https://docs.google.com/spreadsheets/d/1ljs2_u_1LrfD0JrlXpGbyr8QQqBWGCxdKGgjTuwultI/edit?usp=sharing" text:style-name="ListLabel_20_1" text:visited-style-name="ListLabel_20_1"><text:span text:style-name="T3">VOGUE photo booth rental Laguna Beach</text:span></text:a></text:p>
      <text:p text:style-name="P1"><text:a xlink:type="simple" xlink:href="https://docs.google.com/spreadsheet/pub?key=1ljs2_u_1LrfD0JrlXpGbyr8QQqBWGCxdKGgjTuwultI" text:style-name="ListLabel_20_1" text:visited-style-name="ListLabel_20_1"><text:span text:style-name="T3">VOGUE photo booth rental Laguna Beach key</text:span></text:a></text:p>
      <text:p text:style-name="P1"><text:a xlink:type="simple" xlink:href="https://docs.google.com/spreadsheets/d/1ljs2_u_1LrfD0JrlXpGbyr8QQqBWGCxdKGgjTuwultI/pubhtml" text:style-name="ListLabel_20_1" text:visited-style-name="ListLabel_20_1"><text:span text:style-name="T3">VOGUE photo booth rental Laguna Beach pubhtml</text:span></text:a></text:p>
      <text:p text:style-name="P1"><text:a xlink:type="simple" xlink:href="https://docs.google.com/spreadsheets/d/1ljs2_u_1LrfD0JrlXpGbyr8QQqBWGCxdKGgjTuwultI/pub" text:style-name="ListLabel_20_1" text:visited-style-name="ListLabel_20_1"><text:span text:style-name="T3">VOGUE photo booth rental Laguna Beach pub</text:span></text:a></text:p>
      <text:p text:style-name="P1"><text:soft-page-break/><text:a xlink:type="simple" xlink:href="https://docs.google.com/spreadsheets/d/1ljs2_u_1LrfD0JrlXpGbyr8QQqBWGCxdKGgjTuwultI/view" text:style-name="ListLabel_20_1" text:visited-style-name="ListLabel_20_1"><text:span text:style-name="T3">VOGUE photo booth rental Laguna Beach view</text:span></text:a></text:p>
      <text:p text:style-name="P1"><text:a xlink:type="simple" xlink:href="https://docs.google.com/forms/d/1DCg4D2fK5QUC_jaamtyhz94Gr6RMkVwugUZsPxTVQ80/edit?usp=sharing" text:style-name="ListLabel_20_1" text:visited-style-name="ListLabel_20_1"><text:span text:style-name="T3">VOGUE photo booth rental Laguna Beach</text:span></text:a></text:p>
      <text:p text:style-name="P1"><text:a xlink:type="simple" xlink:href="https://docs.google.com/drawings/d/1SskS46n6Iutrq38EZETj2iw7WD4uC0CXBk2Pp9Z-shk/edit?usp=sharing" text:style-name="ListLabel_20_1" text:visited-style-name="ListLabel_20_1"><text:span text:style-name="T3">VOGUE photo booth rental Laguna Beach</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slagunabeach/laguna-beach-photo-booths" text:style-name="ListLabel_20_1" text:visited-style-name="ListLabel_20_1"><text:span text:style-name="T3">CTA or Logo - image link</text:span></text:a></text:p>
      <text:p text:style-name="P1"><text:a xlink:type="simple" xlink:href="https://docs.google.com/document/d/1EGON4al2QoX72xrLgGt8VRPeNj17V2AowXZzk3xah6k/edit?usp=sharing" text:style-name="ListLabel_20_1" text:visited-style-name="ListLabel_20_1"><text:span text:style-name="T3">VOGUE photo booth rental Laguna Beach</text:span></text:a></text:p>
      <text:p text:style-name="P1"><text:a xlink:type="simple" xlink:href="https://docs.google.com/document/d/1EGON4al2QoX72xrLgGt8VRPeNj17V2AowXZzk3xah6k/pub" text:style-name="ListLabel_20_1" text:visited-style-name="ListLabel_20_1"><text:span text:style-name="T3">VOGUE photo booth rental Laguna Beach pub</text:span></text:a></text:p>
      <text:p text:style-name="P1"><text:a xlink:type="simple" xlink:href="https://docs.google.com/document/d/1EGON4al2QoX72xrLgGt8VRPeNj17V2AowXZzk3xah6k/view" text:style-name="ListLabel_20_1" text:visited-style-name="ListLabel_20_1"><text:span text:style-name="T3">VOGUE photo booth rental Laguna Beach view</text:span></text:a></text:p>
      <text:p text:style-name="P1"><text:a xlink:type="simple" xlink:href="https://docs.google.com/presentation/d/13tIE2LTfvspw_K2bqVC6uzlWWs_bHEz9wCrBgzRWqBQ/edit?usp=sharing" text:style-name="ListLabel_20_1" text:visited-style-name="ListLabel_20_1"><text:span text:style-name="T3">VOGUE photo booth rental Laguna Beach</text:span></text:a></text:p>
      <text:p text:style-name="P1"><text:a xlink:type="simple" xlink:href="https://docs.google.com/presentation/d/13tIE2LTfvspw_K2bqVC6uzlWWs_bHEz9wCrBgzRWqBQ/pub?start=true&amp;loop=true&amp;delayms=3000" text:style-name="ListLabel_20_1" text:visited-style-name="ListLabel_20_1"><text:span text:style-name="T3">VOGUE photo booth rental Laguna Beach pub</text:span></text:a></text:p>
      <text:p text:style-name="P1"><text:a xlink:type="simple" xlink:href="https://docs.google.com/presentation/d/13tIE2LTfvspw_K2bqVC6uzlWWs_bHEz9wCrBgzRWqBQ/view" text:style-name="ListLabel_20_1" text:visited-style-name="ListLabel_20_1"><text:span text:style-name="T3">VOGUE photo booth rental Laguna Beach view</text:span></text:a></text:p>
      <text:p text:style-name="P1"><text:a xlink:type="simple" xlink:href="https://docs.google.com/presentation/d/13tIE2LTfvspw_K2bqVC6uzlWWs_bHEz9wCrBgzRWqBQ/htmlpresent" text:style-name="ListLabel_20_1" text:visited-style-name="ListLabel_20_1"><text:span text:style-name="T3">VOGUE photo booth rental Laguna Beach html</text:span></text:a></text:p>
      <text:p text:style-name="P1"><text:a xlink:type="simple" xlink:href="https://calendar.google.com/calendar/embed?src=a66a6ab2eb8c86472456e307d44eaba627be453a9a97a77481b37e27fd7155f8@group.calendar.google.com" text:style-name="ListLabel_20_1" text:visited-style-name="ListLabel_20_1"><text:span text:style-name="T3">Calendar - VOGUE photo booth rental Laguna Beach</text:span></text:a></text:p>
      <text:p text:style-name="P1"><text:a xlink:type="simple" xlink:href="https://www.google.com/calendar/event?eid=MTB1dTJ0anBjNzhhN25zM3NoN21mbWVlbW8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MmtsNWJ0YmVhb25iZjZ0ZXVsdTA2N3M2dTQ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b3FhbGRoNnBucmxzNWIwNXY1ZzFham02ajA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NWswc2JqNmZlY25nb2lyOTNpOTY2MGJpMjg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NjUzNDMwZXNubHBnbjFmbG91NGVnNDNsaGc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nJha21nZHZkOTRvb2IxYnFrajc5MHRuMTg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aXYyODZmdmNtcWNwNGw2MHJrcW03dWpiMms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NWNhdXFvM2x0a2o4MmcwNmcybjMwcjIwbzg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soft-page-break/><text:a xlink:type="simple" xlink:href="https://www.google.com/calendar/event?eid=ZThlYjkwdjUyNzJhYzR2MDlxc2V0b3Vnams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M2E2MTEzaTZnNmxmcWxwaXJ0M2k1aGxsNDQ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MjdsaGwwNzA5aXZvZm5hdHZwcDFmbTBoN28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XA5aWtkcWVwa3JrMGRtcjFhZm5hOGltZm8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Wd1a3BkcXBjdTcybXFqaTZkOTB1Z2hmbDQ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m5kcXF0Z3FtMXNycjN1NzNocDMwdWV0M3M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bmZpb2x2OHBmOHZidGZ0b2MxNWptYTJwOHM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youtu.be/EmCLBIu0R2I" text:style-name="ListLabel_20_1" text:visited-style-name="ListLabel_20_1"><text:span text:style-name="T3">VOGUE photo booth rental Laguna Beach</text:span></text:a></text:p>
      <text:p text:style-name="P1"><text:a xlink:type="simple" xlink:href="https://youtu.be/10hlB0RTfVM" text:style-name="ListLabel_20_1" text:visited-style-name="ListLabel_20_1"><text:span text:style-name="T3">VOGUE photo booth rental Laguna Beach</text:span></text:a></text:p>
      <text:p text:style-name="P1"><text:a xlink:type="simple" xlink:href="https://youtube.com/shorts/qQoPCFKxJzE" text:style-name="ListLabel_20_1" text:visited-style-name="ListLabel_20_1"><text:span text:style-name="T3">VOGUE photo booth rental Laguna Beach</text:span></text:a></text:p>
      <text:p text:style-name="P1"><text:a xlink:type="simple" xlink:href="https://youtu.be/3pr93oJJCWA" text:style-name="ListLabel_20_1" text:visited-style-name="ListLabel_20_1"><text:span text:style-name="T3">VOGUE photo booth rental Laguna Beach</text:span></text:a></text:p>
      <text:p text:style-name="P1"><text:a xlink:type="simple" xlink:href="https://youtu.be/ztOckYx8qsw?si=GanGULtkfX9J95gF" text:style-name="ListLabel_20_1" text:visited-style-name="ListLabel_20_1"><text:span text:style-name="T3">VOGUE photo booth rental Laguna Beach</text:span></text:a></text:p>
      <text:p text:style-name="P1"><text:a xlink:type="simple" xlink:href="https://docs.google.com/spreadsheets/d/1ljs2_u_1LrfD0JrlXpGbyr8QQqBWGCxdKGgjTuwultI/edit#gid=0" text:style-name="ListLabel_20_1" text:visited-style-name="ListLabel_20_1"><text:span text:style-name="T3">Sheet1</text:span></text:a></text:p>
      <text:p text:style-name="P1"><text:a xlink:type="simple" xlink:href="https://docs.google.com/spreadsheets/d/1ljs2_u_1LrfD0JrlXpGbyr8QQqBWGCxdKGgjTuwultI/edit#gid=1114689551" text:style-name="ListLabel_20_1" text:visited-style-name="ListLabel_20_1"><text:span text:style-name="T3">Keywords</text:span></text:a></text:p>
      <text:p text:style-name="P1"><text:a xlink:type="simple" xlink:href="https://docs.google.com/spreadsheets/d/1ljs2_u_1LrfD0JrlXpGbyr8QQqBWGCxdKGgjTuwultI/edit#gid=1216904855" text:style-name="ListLabel_20_1" text:visited-style-name="ListLabel_20_1"><text:span text:style-name="T3">Content</text:span></text:a></text:p>
      <text:p text:style-name="P1"><text:a xlink:type="simple" xlink:href="https://docs.google.com/spreadsheets/d/1ljs2_u_1LrfD0JrlXpGbyr8QQqBWGCxdKGgjTuwultI/edit#gid=1928359343" text:style-name="ListLabel_20_1" text:visited-style-name="ListLabel_20_1"><text:span text:style-name="T3">Calendar Events</text:span></text:a></text:p>
      <text:p text:style-name="P1"><text:a xlink:type="simple" xlink:href="https://docs.google.com/spreadsheets/d/1ljs2_u_1LrfD0JrlXpGbyr8QQqBWGCxdKGgjTuwultI/edit#gid=579035533" text:style-name="ListLabel_20_1" text:visited-style-name="ListLabel_20_1"><text:span text:style-name="T3">RSS Feeds</text:span></text:a></text:p>
      <text:p text:style-name="P1"><text:a xlink:type="simple" xlink:href="https://drive.google.com/drive/folders/16VZDgEjbhgImAYT23glKP91q68JuikCk?usp=sharing" text:style-name="ListLabel_20_1" text:visited-style-name="ListLabel_20_1"><text:span text:style-name="T3">VOGUE photo booth rental Laguna Beach HTML</text:span></text:a></text:p>
      <text:p text:style-name="P1"><text:a xlink:type="simple" xlink:href="https://drive.google.com/file/d/19ABE9bG4lHp9yK6r4K37GVW-bXAbtLB3/view?usp=sharing" text:style-name="ListLabel_20_1" text:visited-style-name="ListLabel_20_1"><text:span text:style-name="T3">VOGUE photo booth rental Laguna Beach .html</text:span></text:a></text:p>
      <text:p text:style-name="P1"><text:a xlink:type="simple" xlink:href="https://drive.google.com/drive/folders/1x1717qCK7q0CS04FhH-tcrpFB2EzZIMX?usp=sharing" text:style-name="ListLabel_20_1" text:visited-style-name="ListLabel_20_1"><text:span text:style-name="T3">VOGUE photo booth rental Laguna Beach MSFT</text:span></text:a></text:p>
      <text:p text:style-name="P1"><text:a xlink:type="simple" xlink:href="https://docs.google.com/document/d/1gZQSxWOWE62CT9rDF3zQVvC-uOvgB9M1yvxvOGiodKo/edit?usp=sharing" text:style-name="ListLabel_20_1" text:visited-style-name="ListLabel_20_1"><text:span text:style-name="T3">Vogue Photobooth LED Enclosure rental Aliso Viejo</text:span></text:a></text:p>
      <text:p text:style-name="P1"><text:soft-page-break/><text:a xlink:type="simple" xlink:href="https://docs.google.com/document/d/1gZQSxWOWE62CT9rDF3zQVvC-uOvgB9M1yvxvOGiodKo/pub" text:style-name="ListLabel_20_1" text:visited-style-name="ListLabel_20_1"><text:span text:style-name="T3">Vogue Photobooth LED Enclosure rental Aliso Viejo pub</text:span></text:a></text:p>
      <text:p text:style-name="P1"><text:a xlink:type="simple" xlink:href="https://docs.google.com/document/d/1gZQSxWOWE62CT9rDF3zQVvC-uOvgB9M1yvxvOGiodKo/view" text:style-name="ListLabel_20_1" text:visited-style-name="ListLabel_20_1"><text:span text:style-name="T3">Vogue Photobooth LED Enclosure rental Aliso Viejo view</text:span></text:a></text:p>
      <text:p text:style-name="P1"><text:a xlink:type="simple" xlink:href="https://docs.google.com/document/d/1TVaWneXbNiQ6IJ5QU6pYEpRppVh2eSEIQZUViHC8xvg/edit?usp=sharing" text:style-name="ListLabel_20_1" text:visited-style-name="ListLabel_20_1"><text:span text:style-name="T3">Vogue Photobooth LED Enclosure rental La Palma</text:span></text:a></text:p>
      <text:p text:style-name="P1"><text:a xlink:type="simple" xlink:href="https://docs.google.com/document/d/1TVaWneXbNiQ6IJ5QU6pYEpRppVh2eSEIQZUViHC8xvg/pub" text:style-name="ListLabel_20_1" text:visited-style-name="ListLabel_20_1"><text:span text:style-name="T3">Vogue Photobooth LED Enclosure rental La Palma pub</text:span></text:a></text:p>
      <text:p text:style-name="P1"><text:a xlink:type="simple" xlink:href="https://docs.google.com/document/d/1TVaWneXbNiQ6IJ5QU6pYEpRppVh2eSEIQZUViHC8xvg/view" text:style-name="ListLabel_20_1" text:visited-style-name="ListLabel_20_1"><text:span text:style-name="T3">Vogue Photobooth LED Enclosure rental La Palma view</text:span></text:a></text:p>
      <text:p text:style-name="P1"><text:a xlink:type="simple" xlink:href="https://docs.google.com/document/d/1VMLbYhx1D71UcMzbufxrb5kcGTOECLvcmmc06qM0wWE/edit?usp=sharing" text:style-name="ListLabel_20_1" text:visited-style-name="ListLabel_20_1"><text:span text:style-name="T3">Vogue Photobooth LED Enclosure rental Anaheim</text:span></text:a></text:p>
      <text:p text:style-name="P1"><text:a xlink:type="simple" xlink:href="https://docs.google.com/document/d/1VMLbYhx1D71UcMzbufxrb5kcGTOECLvcmmc06qM0wWE/pub" text:style-name="ListLabel_20_1" text:visited-style-name="ListLabel_20_1"><text:span text:style-name="T3">Vogue Photobooth LED Enclosure rental Anaheim pub</text:span></text:a></text:p>
      <text:p text:style-name="P1"><text:a xlink:type="simple" xlink:href="https://docs.google.com/document/d/1VMLbYhx1D71UcMzbufxrb5kcGTOECLvcmmc06qM0wWE/view" text:style-name="ListLabel_20_1" text:visited-style-name="ListLabel_20_1"><text:span text:style-name="T3">Vogue Photobooth LED Enclosure rental Anaheim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VIZ03FMM1oC5o-G93aeaWxEx4nGGA-birj7kGiBSLSM/edit?usp=sharing" text:style-name="ListLabel_20_1" text:visited-style-name="ListLabel_20_1"><text:span text:style-name="T3">Vogue Photobooth LED Enclosure rental Lake Forest</text:span></text:a></text:p>
      <text:p text:style-name="P1"><text:a xlink:type="simple" xlink:href="https://docs.google.com/document/d/1VIZ03FMM1oC5o-G93aeaWxEx4nGGA-birj7kGiBSLSM/pub" text:style-name="ListLabel_20_1" text:visited-style-name="ListLabel_20_1"><text:span text:style-name="T3">Vogue Photobooth LED Enclosure rental Lake Forest pub</text:span></text:a></text:p>
      <text:p text:style-name="P1"><text:a xlink:type="simple" xlink:href="https://docs.google.com/document/d/1VIZ03FMM1oC5o-G93aeaWxEx4nGGA-birj7kGiBSLSM/view" text:style-name="ListLabel_20_1" text:visited-style-name="ListLabel_20_1"><text:span text:style-name="T3">Vogue Photobooth LED Enclosure rental Lake Forest view</text:span></text:a></text:p>
      <text:p text:style-name="P1"><text:a xlink:type="simple" xlink:href="https://docs.google.com/document/d/1f7PrAd6E4mHZdmIBGWydsHW778irfeTqjuoozc_cUjM/edit?usp=sharing" text:style-name="ListLabel_20_1" text:visited-style-name="ListLabel_20_1"><text:span text:style-name="T3">Vogue Photobooth LED Enclosure rental Balboa</text:span></text:a></text:p>
      <text:p text:style-name="P1"><text:a xlink:type="simple" xlink:href="https://docs.google.com/document/d/1f7PrAd6E4mHZdmIBGWydsHW778irfeTqjuoozc_cUjM/pub" text:style-name="ListLabel_20_1" text:visited-style-name="ListLabel_20_1"><text:span text:style-name="T3">Vogue Photobooth LED Enclosure rental Balboa pub</text:span></text:a></text:p>
      <text:p text:style-name="P1"><text:a xlink:type="simple" xlink:href="https://docs.google.com/document/d/1f7PrAd6E4mHZdmIBGWydsHW778irfeTqjuoozc_cUjM/view" text:style-name="ListLabel_20_1" text:visited-style-name="ListLabel_20_1"><text:span text:style-name="T3">Vogue Photobooth LED Enclosure rental Balboa view</text:span></text:a></text:p>
      <text:p text:style-name="P1"><text:a xlink:type="simple" xlink:href="https://docs.google.com/document/d/1EvWCB_gvanxrNbJuJAZJDqYzbXfpThL9_WAD0eVI-KI/edit?usp=sharing" text:style-name="ListLabel_20_1" text:visited-style-name="ListLabel_20_1"><text:span text:style-name="T3">Vogue Photobooth LED Enclosure rental Los Alamitos</text:span></text:a></text:p>
      <text:p text:style-name="P1"><text:a xlink:type="simple" xlink:href="https://docs.google.com/document/d/1EvWCB_gvanxrNbJuJAZJDqYzbXfpThL9_WAD0eVI-KI/pub" text:style-name="ListLabel_20_1" text:visited-style-name="ListLabel_20_1"><text:span text:style-name="T3">Vogue Photobooth LED Enclosure rental Los Alamitos pub</text:span></text:a></text:p>
      <text:p text:style-name="P1"><text:soft-page-break/><text:a xlink:type="simple" xlink:href="https://docs.google.com/document/d/1EvWCB_gvanxrNbJuJAZJDqYzbXfpThL9_WAD0eVI-KI/view" text:style-name="ListLabel_20_1" text:visited-style-name="ListLabel_20_1"><text:span text:style-name="T3">Vogue Photobooth LED Enclosure rental Los Alamitos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h6Xx4e16pSTrX8-ycoEcd_Q9seF_3mSYAGHv-iHDSqE/edit?usp=sharing" text:style-name="ListLabel_20_1" text:visited-style-name="ListLabel_20_1"><text:span text:style-name="T3">Vogue Photobooth LED Enclosure rental Brea</text:span></text:a></text:p>
      <text:p text:style-name="P1"><text:a xlink:type="simple" xlink:href="https://docs.google.com/document/d/1h6Xx4e16pSTrX8-ycoEcd_Q9seF_3mSYAGHv-iHDSqE/pub" text:style-name="ListLabel_20_1" text:visited-style-name="ListLabel_20_1"><text:span text:style-name="T3">Vogue Photobooth LED Enclosure rental Brea pub</text:span></text:a></text:p>
      <text:p text:style-name="P1"><text:a xlink:type="simple" xlink:href="https://docs.google.com/document/d/1h6Xx4e16pSTrX8-ycoEcd_Q9seF_3mSYAGHv-iHDSqE/view" text:style-name="ListLabel_20_1" text:visited-style-name="ListLabel_20_1"><text:span text:style-name="T3">Vogue Photobooth LED Enclosure rental Brea view</text:span></text:a></text:p>
      <text:p text:style-name="P1"><text:a xlink:type="simple" xlink:href="https://docs.google.com/document/d/1G1d4v_oiQR5T-B6oXl6JrNqobmWtSOUm4Cla52hH-Ow/edit?usp=sharing" text:style-name="ListLabel_20_1" text:visited-style-name="ListLabel_20_1"><text:span text:style-name="T3">Vogue Photobooth LED Enclosure rental Mission Viejo</text:span></text:a></text:p>
      <text:p text:style-name="P1"><text:a xlink:type="simple" xlink:href="https://docs.google.com/document/d/1G1d4v_oiQR5T-B6oXl6JrNqobmWtSOUm4Cla52hH-Ow/pub" text:style-name="ListLabel_20_1" text:visited-style-name="ListLabel_20_1"><text:span text:style-name="T3">Vogue Photobooth LED Enclosure rental Mission Viejo pub</text:span></text:a></text:p>
      <text:p text:style-name="P1"><text:a xlink:type="simple" xlink:href="https://docs.google.com/document/d/1G1d4v_oiQR5T-B6oXl6JrNqobmWtSOUm4Cla52hH-Ow/view" text:style-name="ListLabel_20_1" text:visited-style-name="ListLabel_20_1"><text:span text:style-name="T3">Vogue Photobooth LED Enclosure rental Mission Viejo view</text:span></text:a></text:p>
      <text:p text:style-name="P1"><text:a xlink:type="simple" xlink:href="https://docs.google.com/document/d/1x7PTGxWAuqmzU7-eXpaIxD5QswX3kd15Hx5YLw7_IEQ/edit?usp=sharing" text:style-name="ListLabel_20_1" text:visited-style-name="ListLabel_20_1"><text:span text:style-name="T3">Vogue Photobooth LED Enclosure rental Buena Park</text:span></text:a></text:p>
      <text:p text:style-name="P1"><text:a xlink:type="simple" xlink:href="https://docs.google.com/document/d/1x7PTGxWAuqmzU7-eXpaIxD5QswX3kd15Hx5YLw7_IEQ/pub" text:style-name="ListLabel_20_1" text:visited-style-name="ListLabel_20_1"><text:span text:style-name="T3">Vogue Photobooth LED Enclosure rental Buena Park pub</text:span></text:a></text:p>
      <text:p text:style-name="P1"><text:a xlink:type="simple" xlink:href="https://docs.google.com/document/d/1x7PTGxWAuqmzU7-eXpaIxD5QswX3kd15Hx5YLw7_IEQ/view" text:style-name="ListLabel_20_1" text:visited-style-name="ListLabel_20_1"><text:span text:style-name="T3">Vogue Photobooth LED Enclosure rental Buena Park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FAQBAI0b8FwTbDwV2O78FU2MKYTvJBE-7Oc8nd6BIhM/edit?usp=sharing" text:style-name="ListLabel_20_1" text:visited-style-name="ListLabel_20_1"><text:span text:style-name="T3">Vogue Photobooth LED Enclosure rental Monarch Beach</text:span></text:a></text:p>
      <text:p text:style-name="P1"><text:soft-page-break/><text:a xlink:type="simple" xlink:href="https://docs.google.com/document/d/1FAQBAI0b8FwTbDwV2O78FU2MKYTvJBE-7Oc8nd6BIhM/pub" text:style-name="ListLabel_20_1" text:visited-style-name="ListLabel_20_1"><text:span text:style-name="T3">Vogue Photobooth LED Enclosure rental Monarch Beach pub</text:span></text:a></text:p>
      <text:p text:style-name="P1"><text:a xlink:type="simple" xlink:href="https://docs.google.com/document/d/1FAQBAI0b8FwTbDwV2O78FU2MKYTvJBE-7Oc8nd6BIhM/view" text:style-name="ListLabel_20_1" text:visited-style-name="ListLabel_20_1"><text:span text:style-name="T3">Vogue Photobooth LED Enclosure rental Monarch Beach view</text:span></text:a></text:p>
      <text:p text:style-name="P1"><text:a xlink:type="simple" xlink:href="https://docs.google.com/document/d/1t9HpOrhKAjt50EWCC8LDUagnAxQJmTC3HOORbtD5mg0/edit?usp=sharing" text:style-name="ListLabel_20_1" text:visited-style-name="ListLabel_20_1"><text:span text:style-name="T3">Vogue Photobooth LED Enclosure rental Costa Mesa</text:span></text:a></text:p>
      <text:p text:style-name="P1"><text:a xlink:type="simple" xlink:href="https://docs.google.com/document/d/1t9HpOrhKAjt50EWCC8LDUagnAxQJmTC3HOORbtD5mg0/pub" text:style-name="ListLabel_20_1" text:visited-style-name="ListLabel_20_1"><text:span text:style-name="T3">Vogue Photobooth LED Enclosure rental Costa Mesa pub</text:span></text:a></text:p>
      <text:p text:style-name="P1"><text:a xlink:type="simple" xlink:href="https://docs.google.com/document/d/1t9HpOrhKAjt50EWCC8LDUagnAxQJmTC3HOORbtD5mg0/view" text:style-name="ListLabel_20_1" text:visited-style-name="ListLabel_20_1"><text:span text:style-name="T3">Vogue Photobooth LED Enclosure rental Costa Mesa view</text:span></text:a></text:p>
      <text:p text:style-name="P1"><text:a xlink:type="simple" xlink:href="https://docs.google.com/document/d/1AepGZYX8V4J6Znts03h2mvrOcNIi8loHqlbVAqIaCSA/edit?usp=sharing" text:style-name="ListLabel_20_1" text:visited-style-name="ListLabel_20_1"><text:span text:style-name="T3">Vogue Photobooth LED Enclosure rental Newport Beach</text:span></text:a></text:p>
      <text:p text:style-name="P1"><text:a xlink:type="simple" xlink:href="https://docs.google.com/document/d/1AepGZYX8V4J6Znts03h2mvrOcNIi8loHqlbVAqIaCSA/pub" text:style-name="ListLabel_20_1" text:visited-style-name="ListLabel_20_1"><text:span text:style-name="T3">Vogue Photobooth LED Enclosure rental Newport Beach pub</text:span></text:a></text:p>
      <text:p text:style-name="P1"><text:a xlink:type="simple" xlink:href="https://docs.google.com/document/d/1AepGZYX8V4J6Znts03h2mvrOcNIi8loHqlbVAqIaCSA/view" text:style-name="ListLabel_20_1" text:visited-style-name="ListLabel_20_1"><text:span text:style-name="T3">Vogue Photobooth LED Enclosure rental Newport Beach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9P55IDj-mZCAcTmYCdZuJiP-VxpVz0cVq3x75wccD2I/edit?usp=sharing" text:style-name="ListLabel_20_1" text:visited-style-name="ListLabel_20_1"><text:span text:style-name="T3">Vogue Photobooth LED Enclosure rental Corona Del Mar</text:span></text:a></text:p>
      <text:p text:style-name="P1"><text:a xlink:type="simple" xlink:href="https://docs.google.com/document/d/19P55IDj-mZCAcTmYCdZuJiP-VxpVz0cVq3x75wccD2I/pub" text:style-name="ListLabel_20_1" text:visited-style-name="ListLabel_20_1"><text:span text:style-name="T3">Vogue Photobooth LED Enclosure rental Corona Del Mar pub</text:span></text:a></text:p>
      <text:p text:style-name="P1"><text:a xlink:type="simple" xlink:href="https://docs.google.com/document/d/19P55IDj-mZCAcTmYCdZuJiP-VxpVz0cVq3x75wccD2I/view" text:style-name="ListLabel_20_1" text:visited-style-name="ListLabel_20_1"><text:span text:style-name="T3">Vogue Photobooth LED Enclosure rental Corona Del Mar view</text:span></text:a></text:p>
      <text:p text:style-name="P1"><text:a xlink:type="simple" xlink:href="https://docs.google.com/document/d/1WkiWWwKWfJDd7zK321r8_PjsEXSaIR7r3N-8HB0c92Q/edit?usp=sharing" text:style-name="ListLabel_20_1" text:visited-style-name="ListLabel_20_1"><text:span text:style-name="T3">Vogue Photobooth LED Enclosure rental Newport Coast</text:span></text:a></text:p>
      <text:p text:style-name="P1"><text:a xlink:type="simple" xlink:href="https://docs.google.com/document/d/1WkiWWwKWfJDd7zK321r8_PjsEXSaIR7r3N-8HB0c92Q/pub" text:style-name="ListLabel_20_1" text:visited-style-name="ListLabel_20_1"><text:span text:style-name="T3">Vogue Photobooth LED Enclosure rental Newport Coast pub</text:span></text:a></text:p>
      <text:p text:style-name="P1"><text:a xlink:type="simple" xlink:href="https://docs.google.com/document/d/1WkiWWwKWfJDd7zK321r8_PjsEXSaIR7r3N-8HB0c92Q/view" text:style-name="ListLabel_20_1" text:visited-style-name="ListLabel_20_1"><text:span text:style-name="T3">Vogue Photobooth LED Enclosure rental Newport Coast view</text:span></text:a></text:p>
      <text:p text:style-name="P1"><text:a xlink:type="simple" xlink:href="https://docs.google.com/document/d/10PEMiQ9I0eItoAqg0h5OPiPhd4ziD9ozPbOhc7hNTw0/edit?usp=sharing" text:style-name="ListLabel_20_1" text:visited-style-name="ListLabel_20_1"><text:span text:style-name="T3">Vogue Photobooth LED Enclosure Coto de Caza</text:span></text:a></text:p>
      <text:p text:style-name="P1"><text:a xlink:type="simple" xlink:href="https://docs.google.com/document/d/10PEMiQ9I0eItoAqg0h5OPiPhd4ziD9ozPbOhc7hNTw0/pub" text:style-name="ListLabel_20_1" text:visited-style-name="ListLabel_20_1"><text:span text:style-name="T3">Vogue Photobooth LED Enclosure Coto de Caza pub</text:span></text:a></text:p>
      <text:p text:style-name="P1"><text:soft-page-break/><text:a xlink:type="simple" xlink:href="https://docs.google.com/document/d/10PEMiQ9I0eItoAqg0h5OPiPhd4ziD9ozPbOhc7hNTw0/view" text:style-name="ListLabel_20_1" text:visited-style-name="ListLabel_20_1"><text:span text:style-name="T3">Vogue Photobooth LED Enclosure Coto de Caza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XIJW3OGpitg_MlMbIdPpOpxYcJtpd7FsylYjAiKyWi4/edit?usp=sharing" text:style-name="ListLabel_20_1" text:visited-style-name="ListLabel_20_1"><text:span text:style-name="T3">Vogue Photobooth LED Enclosure rental Orange</text:span></text:a></text:p>
      <text:p text:style-name="P1"><text:a xlink:type="simple" xlink:href="https://docs.google.com/document/d/1XIJW3OGpitg_MlMbIdPpOpxYcJtpd7FsylYjAiKyWi4/pub" text:style-name="ListLabel_20_1" text:visited-style-name="ListLabel_20_1"><text:span text:style-name="T3">Vogue Photobooth LED Enclosure rental Orange pub</text:span></text:a></text:p>
      <text:p text:style-name="P1"><text:a xlink:type="simple" xlink:href="https://docs.google.com/document/d/1XIJW3OGpitg_MlMbIdPpOpxYcJtpd7FsylYjAiKyWi4/view" text:style-name="ListLabel_20_1" text:visited-style-name="ListLabel_20_1"><text:span text:style-name="T3">Vogue Photobooth LED Enclosure rental Orange view</text:span></text:a></text:p>
      <text:p text:style-name="P1"><text:a xlink:type="simple" xlink:href="https://docs.google.com/document/d/1H1Ym0doVb9jVeNwm045w9HBflOcK1g1OTl9lI6X3nJI/edit?usp=sharing" text:style-name="ListLabel_20_1" text:visited-style-name="ListLabel_20_1"><text:span text:style-name="T3">Vogue Photobooth LED Enclosure rental Cypress</text:span></text:a></text:p>
      <text:p text:style-name="P1"><text:a xlink:type="simple" xlink:href="https://docs.google.com/document/d/1H1Ym0doVb9jVeNwm045w9HBflOcK1g1OTl9lI6X3nJI/pub" text:style-name="ListLabel_20_1" text:visited-style-name="ListLabel_20_1"><text:span text:style-name="T3">Vogue Photobooth LED Enclosure rental Cypress pub</text:span></text:a></text:p>
      <text:p text:style-name="P1"><text:a xlink:type="simple" xlink:href="https://docs.google.com/document/d/1H1Ym0doVb9jVeNwm045w9HBflOcK1g1OTl9lI6X3nJI/view" text:style-name="ListLabel_20_1" text:visited-style-name="ListLabel_20_1"><text:span text:style-name="T3">Vogue Photobooth LED Enclosure rental Cypress view</text:span></text:a></text:p>
      <text:p text:style-name="P1"><text:a xlink:type="simple" xlink:href="https://docs.google.com/document/d/1IQbprbtMoX-WzosN1gkMVHgjebbXicaIBvT1ErGR94M/edit?usp=sharing" text:style-name="ListLabel_20_1" text:visited-style-name="ListLabel_20_1"><text:span text:style-name="T3">Vogue Photobooth LED Enclosure rental Placentia</text:span></text:a></text:p>
      <text:p text:style-name="P1"><text:a xlink:type="simple" xlink:href="https://docs.google.com/document/d/1IQbprbtMoX-WzosN1gkMVHgjebbXicaIBvT1ErGR94M/pub" text:style-name="ListLabel_20_1" text:visited-style-name="ListLabel_20_1"><text:span text:style-name="T3">Vogue Photobooth LED Enclosure rental Placentia pub</text:span></text:a></text:p>
      <text:p text:style-name="P1"><text:a xlink:type="simple" xlink:href="https://docs.google.com/document/d/1IQbprbtMoX-WzosN1gkMVHgjebbXicaIBvT1ErGR94M/view" text:style-name="ListLabel_20_1" text:visited-style-name="ListLabel_20_1"><text:span text:style-name="T3">Vogue Photobooth LED Enclosure rental Placentia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4"/>
      <text:p text:style-name="P9"><text:span text:style-name="T2">CONTACT US</text:span></text:p>
      <text:p text:style-name="P1">You can reach us at :</text:p>
      <text:p text:style-name="P1"/>
      <text:p text:style-name="P1">Party Snaps Photo Booth OC | 360 Photo Booth Rental Orange County</text:p>
      <text:p text:style-name="P1">12911 Dungan Ln, Garden Grove, CA 92840</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lagunabeachphotoboothrentals/home" text:style-name="ListLabel_20_1" text:visited-style-name="ListLabel_20_1"><text:span text:style-name="T3">https://sites.google.com/view/lagunabeachphotoboothrental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8"><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59" meta:word-count="1810" meta:character-count="11704" meta:non-whitespace-character-count="10052"/>
    <meta:generator>LibreOfficeDev/6.0.5.2$Linux_X86_64 LibreOffice_project/</meta:generator>
  </office:meta>
</office:document-meta>
</file>